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76.393833130999994pt"/>
    </style:style>
    <style:style style:name="co2" style:family="table-column">
      <style:table-column-properties style:column-width="64.006410096400003pt"/>
    </style:style>
    <style:style style:name="co3" style:family="table-column">
      <style:table-column-properties style:column-width="82.339944260132768pt"/>
    </style:style>
    <style:style style:name="co4" style:family="table-column">
      <style:table-column-properties style:column-width="69.795918367341358pt"/>
    </style:style>
    <style:style style:name="ro1" style:family="table-row">
      <style:table-row-properties style:row-height="12.812620621600001pt"/>
    </style:style>
    <style:style style:name="ro2" style:family="table-row">
      <style:table-row-properties style:row-height="12.614195081000000pt"/>
    </style:style>
    <style:style style:name="ce1" style:family="table-cell">
      <style:text-properties fo:font-size="7.000000000000000pt"/>
    </style:style>
    <style:style style:name="ce2" style:family="table-cell">
      <style:text-properties fo:color="#404040"/>
    </style:style>
    <style:style style:name="ce3" style:family="table-cell">
      <style:text-properties fo:color="#404040" fo:font-family="Helvetica" fo:font-size="10.000000000000000pt" fo:font-style="italic" fo:font-weight="bold"/>
    </style:style>
    <style:style style:name="ce4" style:family="table-cell">
      <style:text-properties fo:color="#404040" fo:font-family="Helvetica" fo:font-size="10.000000000000000pt"/>
    </style:style>
    <style:style style:name="ce5" style:family="table-cell">
      <style:text-properties fo:color="#404040" fo:font-family="Helvetica" fo:font-size="10.000000000000000pt" fo:font-weight="bold"/>
    </style:style>
    <style:style style:name="ce6" style:data-style-name="N2" style:family="table-cell" style:parent-style-name="custom-style1">
      <style:text-properties fo:color="#404040" fo:font-family="Helvetica" fo:font-size="10.000000000000000pt"/>
    </style:style>
    <style:style style:name="ce7" style:family="table-cell">
      <style:text-properties fo:color="#404040" fo:font-family="'Liberation Sans'"/>
    </style:style>
    <number:number-style style:name="N1">
      <number:number number:decimal-places="2" number:min-integer-digits="1" number:grouping="true"/>
    </number:number-style>
    <number:percentage-style style:name="N2">
      <number:number number:min-integer-digits="1"/>
      <number:text>%</number:text>
    </number:percentage-style>
  </office:automatic-styles>
  <office:body>
    <office:spreadsheet>
      <table:table table:name="Feuille 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/>
        <table:table-row table:style-name="ro1" table:default-cell-style-name="ce2">
          <table:table-cell office:value-type="string" office:string-value="Nombre de paires" table:style-name="ce3">
            <text:p>Nombre de paires</text:p>
          </table:table-cell>
          <table:table-cell table:style-name="ce4" table:number-columns-repeated="4"/>
          <table:table-cell/>
        </table:table-row>
        <table:table-row table:style-name="ro1" table:default-cell-style-name="ce2">
          <table:table-cell table:style-name="ce4"/>
          <table:table-cell office:value-type="string" office:string-value="WOLF 0.1.4" table:style-name="ce4">
            <text:p>WOLF 0.1.4</text:p>
          </table:table-cell>
          <table:table-cell office:value-type="string" office:string-value="WOLF 1.0b" table:style-name="ce4">
            <text:p>WOLF 1.0b</text:p>
          </table:table-cell>
          <table:table-cell office:value-type="string" office:string-value="WoNeF precision" table:style-name="ce4">
            <text:p>WoNeF precision</text:p>
          </table:table-cell>
          <table:table-cell office:value-type="string" office:string-value="WoNeF F-score" table:style-name="ce4">
            <text:p>WoNeF F-score</text:p>
          </table:table-cell>
          <table:table-cell/>
        </table:table-row>
        <table:table-row table:style-name="ro1" table:default-cell-style-name="ce2">
          <table:table-cell office:value-type="string" office:string-value="Total" table:style-name="ce4">
            <text:p>Total</text:p>
          </table:table-cell>
          <table:table-cell office:value-type="float" office:value="127153" table:style-name="ce4">
            <text:p>127153</text:p>
          </table:table-cell>
          <table:table-cell office:value-type="float" office:value="107604" table:style-name="ce4">
            <text:p>107604</text:p>
          </table:table-cell>
          <table:table-cell office:value-type="float" office:value="19658" table:style-name="ce4">
            <text:p>19658</text:p>
          </table:table-cell>
          <table:table-cell office:value-type="float" office:value="115405" table:style-name="ce4">
            <text:p>115405</text:p>
          </table:table-cell>
          <table:table-cell/>
        </table:table-row>
        <table:table-row table:style-name="ro1" table:default-cell-style-name="ce2">
          <table:table-cell office:value-type="string" office:string-value="n" table:style-name="ce4">
            <text:p>n</text:p>
          </table:table-cell>
          <table:table-cell office:value-type="float" office:value="90595" table:style-name="ce4">
            <text:p>90595</text:p>
          </table:table-cell>
          <table:table-cell office:value-type="float" office:value="75314" table:style-name="ce4">
            <text:p>75314</text:p>
          </table:table-cell>
          <table:table-cell office:value-type="float" office:value="12941" table:style-name="ce4">
            <text:p>12941</text:p>
          </table:table-cell>
          <table:table-cell office:value-type="float" office:value="71518" table:style-name="ce4">
            <text:p>71518</text:p>
          </table:table-cell>
          <table:table-cell/>
        </table:table-row>
        <table:table-row table:style-name="ro1" table:default-cell-style-name="ce2">
          <table:table-cell office:value-type="string" office:string-value="v" table:style-name="ce4">
            <text:p>v</text:p>
          </table:table-cell>
          <table:table-cell office:value-type="float" office:value="14323" table:style-name="ce4">
            <text:p>14323</text:p>
          </table:table-cell>
          <table:table-cell office:value-type="float" office:value="18374" table:style-name="ce4">
            <text:p>18374</text:p>
          </table:table-cell>
          <table:table-cell office:value-type="float" office:value="1815" table:style-name="ce4">
            <text:p>1815</text:p>
          </table:table-cell>
          <table:table-cell office:value-type="float" office:value="13092" table:style-name="ce4">
            <text:p>13092</text:p>
          </table:table-cell>
          <table:table-cell/>
        </table:table-row>
        <table:table-row table:style-name="ro1" table:default-cell-style-name="ce2">
          <table:table-cell office:value-type="string" office:string-value="a" table:style-name="ce4">
            <text:p>a</text:p>
          </table:table-cell>
          <table:table-cell office:value-type="float" office:value="18337" table:style-name="ce4">
            <text:p>18337</text:p>
          </table:table-cell>
          <table:table-cell office:value-type="float" office:value="10885" table:style-name="ce4">
            <text:p>10885</text:p>
          </table:table-cell>
          <table:table-cell office:value-type="float" office:value="3978" table:style-name="ce4">
            <text:p>3978</text:p>
          </table:table-cell>
          <table:table-cell office:value-type="float" office:value="24813" table:style-name="ce4">
            <text:p>24813</text:p>
          </table:table-cell>
          <table:table-cell/>
        </table:table-row>
        <table:table-row table:style-name="ro1" table:default-cell-style-name="ce2">
          <table:table-cell office:value-type="string" office:string-value="b" table:style-name="ce4">
            <text:p>b</text:p>
          </table:table-cell>
          <table:table-cell office:value-type="float" office:value="3898" table:style-name="ce4">
            <text:p>3898</text:p>
          </table:table-cell>
          <table:table-cell office:value-type="float" office:value="3029" table:style-name="ce4">
            <text:p>3029</text:p>
          </table:table-cell>
          <table:table-cell office:value-type="float" office:value="923" table:style-name="ce4">
            <text:p>923</text:p>
          </table:table-cell>
          <table:table-cell office:value-type="float" office:value="5980" table:style-name="ce4">
            <text:p>5980</text:p>
          </table:table-cell>
          <table:table-cell/>
        </table:table-row>
        <table:table-row table:style-name="ro1" table:default-cell-style-name="ce2" table:number-rows-repeated="2">
          <table:table-cell table:style-name="ce4" table:number-columns-repeated="5"/>
          <table:table-cell/>
        </table:table-row>
        <table:table-row table:style-name="ro1" table:default-cell-style-name="ce2">
          <table:table-cell office:value-type="string" office:string-value="WOLF 0.1.4 + WoNeF precision" table:style-name="ce5">
            <text:p>WOLF 0.1.4 + WoNeF precision</text:p>
          </table:table-cell>
          <table:table-cell table:style-name="ce4" table:number-columns-repeated="4"/>
          <table:table-cell/>
        </table:table-row>
        <table:table-row table:style-name="ro1" table:default-cell-style-name="ce2">
          <table:table-cell table:style-name="ce4"/>
          <table:table-cell office:value-type="string" office:string-value="Merge" table:style-name="ce4">
            <text:p>Merge</text:p>
          </table:table-cell>
          <table:table-cell office:value-type="string" office:string-value="pP" table:style-name="ce4">
            <text:p>pP</text:p>
          </table:table-cell>
          <table:table-cell office:value-type="string" office:string-value="pR" table:style-name="ce4">
            <text:p>pR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1" table:default-cell-style-name="ce2">
          <table:table-cell office:value-type="string" office:string-value="Total" table:style-name="ce4">
            <text:p>Total</text:p>
          </table:table-cell>
          <table:table-cell office:value-type="float" office:value="3821" table:style-name="ce4">
            <text:p>3821</text:p>
          </table:table-cell>
          <table:table-cell office:value-type="float" office:value="0.194373791840472" table:style-name="ce6" table:formula="=[.B12]/[.D3]">
            <text:p>19,44%</text:p>
          </table:table-cell>
          <table:table-cell office:value-type="float" office:value="0.0300504117087289" table:style-name="ce6" table:formula="=[.B12]/[.B3]">
            <text:p>3,01%</text:p>
          </table:table-cell>
          <table:table-cell office:value-type="float" office:value="16737" table:style-name="ce4">
            <text:p>16737</text:p>
          </table:table-cell>
          <table:table-cell/>
        </table:table-row>
        <table:table-row table:style-name="ro1" table:default-cell-style-name="ce2">
          <table:table-cell office:value-type="string" office:string-value="n" table:style-name="ce4">
            <text:p>n</text:p>
          </table:table-cell>
          <table:table-cell office:value-type="float" office:value="2413" table:style-name="ce4">
            <text:p>2413</text:p>
          </table:table-cell>
          <table:table-cell office:value-type="float" office:value="0.18646163356773" table:style-name="ce6" table:formula="=[.B13]/[.D4]">
            <text:p>18,65%</text:p>
          </table:table-cell>
          <table:table-cell office:value-type="float" office:value="0.0266350240079475" table:style-name="ce6" table:formula="=[.B13]/[.B4]">
            <text:p>2,66%</text:p>
          </table:table-cell>
          <table:table-cell office:value-type="float" office:value="10526" table:style-name="ce4">
            <text:p>10526</text:p>
          </table:table-cell>
          <table:table-cell/>
        </table:table-row>
        <table:table-row table:style-name="ro1" table:default-cell-style-name="ce2">
          <table:table-cell office:value-type="string" office:string-value="v" table:style-name="ce4">
            <text:p>v</text:p>
          </table:table-cell>
          <table:table-cell office:value-type="float" office:value="118" table:style-name="ce4">
            <text:p>118</text:p>
          </table:table-cell>
          <table:table-cell office:value-type="float" office:value="0.0650137741046832" table:style-name="ce6" table:formula="=[.B14]/[.D5]">
            <text:p>6,5%</text:p>
          </table:table-cell>
          <table:table-cell office:value-type="float" office:value="0.00823849752146897" table:style-name="ce6" table:formula="=[.B14]/[.B5]">
            <text:p>0,82%</text:p>
          </table:table-cell>
          <table:table-cell office:value-type="float" office:value="1743" table:style-name="ce4">
            <text:p>1743</text:p>
          </table:table-cell>
          <table:table-cell/>
        </table:table-row>
        <table:table-row table:style-name="ro1" table:default-cell-style-name="ce2">
          <table:table-cell office:value-type="string" office:string-value="a" table:style-name="ce4">
            <text:p>a</text:p>
          </table:table-cell>
          <table:table-cell office:value-type="float" office:value="1070" table:style-name="ce4">
            <text:p>1070</text:p>
          </table:table-cell>
          <table:table-cell office:value-type="float" office:value="0.268979386626445" table:style-name="ce6" table:formula="=[.B15]/[.D6]">
            <text:p>26,9%</text:p>
          </table:table-cell>
          <table:table-cell office:value-type="float" office:value="0.0583519659704423" table:style-name="ce6" table:formula="=[.B15]/[.B6]">
            <text:p>5,84%</text:p>
          </table:table-cell>
          <table:table-cell office:value-type="float" office:value="3710" table:style-name="ce4">
            <text:p>3710</text:p>
          </table:table-cell>
          <table:table-cell/>
        </table:table-row>
        <table:table-row table:style-name="ro1" table:default-cell-style-name="ce2">
          <table:table-cell office:value-type="string" office:string-value="b" table:style-name="ce4">
            <text:p>b</text:p>
          </table:table-cell>
          <table:table-cell office:value-type="float" office:value="220" table:style-name="ce4">
            <text:p>220</text:p>
          </table:table-cell>
          <table:table-cell office:value-type="float" office:value="0.238353196099675" table:style-name="ce6" table:formula="=[.B16]/[.D7]">
            <text:p>23,84%</text:p>
          </table:table-cell>
          <table:table-cell office:value-type="float" office:value="0.0564391995895331" table:style-name="ce6" table:formula="=[.B16]/[.B7]">
            <text:p>5,64%</text:p>
          </table:table-cell>
          <table:table-cell office:value-type="float" office:value="757" table:style-name="ce4">
            <text:p>757</text:p>
          </table:table-cell>
          <table:table-cell/>
        </table:table-row>
        <table:table-row table:style-name="ro1" table:default-cell-style-name="ce2" table:number-rows-repeated="2">
          <table:table-cell table:style-name="ce4" table:number-columns-repeated="4"/>
          <table:table-cell table:style-name="ce4"/>
          <table:table-cell/>
        </table:table-row>
        <table:table-row table:style-name="ro1" table:default-cell-style-name="ce2">
          <table:table-cell office:value-type="string" office:string-value="WOLF 0.1.4 + WoNeF F-score" table:style-name="ce5">
            <text:p>WOLF 0.1.4 + WoNeF F-score</text:p>
          </table:table-cell>
          <table:table-cell table:style-name="ce4" table:number-columns-repeated="3"/>
          <table:table-cell table:style-name="ce4"/>
          <table:table-cell/>
        </table:table-row>
        <table:table-row table:style-name="ro1" table:default-cell-style-name="ce2">
          <table:table-cell table:style-name="ce4"/>
          <table:table-cell office:value-type="string" office:string-value="Merge" table:style-name="ce4">
            <text:p>Merge</text:p>
          </table:table-cell>
          <table:table-cell office:value-type="string" office:string-value="pP" table:style-name="ce4">
            <text:p>pP</text:p>
          </table:table-cell>
          <table:table-cell office:value-type="string" office:string-value="pR" table:style-name="ce4">
            <text:p>pR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1" table:default-cell-style-name="ce2">
          <table:table-cell office:value-type="string" office:string-value="Total" table:style-name="ce4">
            <text:p>Total</text:p>
          </table:table-cell>
          <table:table-cell office:value-type="float" office:value="15460" table:style-name="ce4">
            <text:p>15460</text:p>
          </table:table-cell>
          <table:table-cell office:value-type="float" office:value="0.133962999870023" table:style-name="ce6" table:formula="=[.B21]/[.E3]">
            <text:p>13,4%</text:p>
          </table:table-cell>
          <table:table-cell office:value-type="float" office:value="0.121585806076144" table:style-name="ce6" table:formula="=[.B21]/[.B3]">
            <text:p>12,16%</text:p>
          </table:table-cell>
          <table:table-cell office:value-type="float" office:value="99281" table:style-name="ce4">
            <text:p>99281</text:p>
          </table:table-cell>
          <table:table-cell/>
        </table:table-row>
        <table:table-row table:style-name="ro1" table:default-cell-style-name="ce2">
          <table:table-cell office:value-type="string" office:string-value="n" table:style-name="ce4">
            <text:p>n</text:p>
          </table:table-cell>
          <table:table-cell office:value-type="float" office:value="12084" table:style-name="ce4">
            <text:p>12084</text:p>
          </table:table-cell>
          <table:table-cell office:value-type="float" office:value="0.168964456500461" table:style-name="ce6" table:formula="=[.B22]/[.E4]">
            <text:p>16,9%</text:p>
          </table:table-cell>
          <table:table-cell office:value-type="float" office:value="0.133384844638225" table:style-name="ce6" table:formula="=[.B22]/[.B4]">
            <text:p>13,34%</text:p>
          </table:table-cell>
          <table:table-cell office:value-type="float" office:value="58342" table:style-name="ce4">
            <text:p>58342</text:p>
          </table:table-cell>
          <table:table-cell/>
        </table:table-row>
        <table:table-row table:style-name="ro1" table:default-cell-style-name="ce2">
          <table:table-cell office:value-type="string" office:string-value="v" table:style-name="ce4">
            <text:p>v</text:p>
          </table:table-cell>
          <table:table-cell office:value-type="float" office:value="689" table:style-name="ce4">
            <text:p>689</text:p>
          </table:table-cell>
          <table:table-cell office:value-type="float" office:value="0.0526275588145432" table:style-name="ce6" table:formula="=[.B23]/[.E5]">
            <text:p>5,26%</text:p>
          </table:table-cell>
          <table:table-cell office:value-type="float" office:value="0.0481044473923061" table:style-name="ce6" table:formula="=[.B23]/[.B5]">
            <text:p>4,81%</text:p>
          </table:table-cell>
          <table:table-cell office:value-type="float" office:value="12337" table:style-name="ce4">
            <text:p>12337</text:p>
          </table:table-cell>
          <table:table-cell/>
        </table:table-row>
        <table:table-row table:style-name="ro1" table:default-cell-style-name="ce2">
          <table:table-cell office:value-type="string" office:string-value="a" table:style-name="ce4">
            <text:p>a</text:p>
          </table:table-cell>
          <table:table-cell office:value-type="float" office:value="2009" table:style-name="ce4">
            <text:p>2009</text:p>
          </table:table-cell>
          <table:table-cell office:value-type="float" office:value="0.0809656228589852" table:style-name="ce6" table:formula="=[.B24]/[.E6]">
            <text:p>8,1%</text:p>
          </table:table-cell>
          <table:table-cell office:value-type="float" office:value="0.109559906200578" table:style-name="ce6" table:formula="=[.B24]/[.B6]">
            <text:p>10,96%</text:p>
          </table:table-cell>
          <table:table-cell office:value-type="float" office:value="23260" table:style-name="ce4">
            <text:p>23260</text:p>
          </table:table-cell>
          <table:table-cell/>
        </table:table-row>
        <table:table-row table:style-name="ro1" table:default-cell-style-name="ce2">
          <table:table-cell office:value-type="string" office:string-value="b" table:style-name="ce4">
            <text:p>b</text:p>
          </table:table-cell>
          <table:table-cell office:value-type="float" office:value="678" table:style-name="ce4">
            <text:p>678</text:p>
          </table:table-cell>
          <table:table-cell office:value-type="float" office:value="0.113377926421405" table:style-name="ce6" table:formula="=[.B25]/[.E7]">
            <text:p>11,34%</text:p>
          </table:table-cell>
          <table:table-cell office:value-type="float" office:value="0.173935351462288" table:style-name="ce6" table:formula="=[.B25]/[.B7]">
            <text:p>17,39%</text:p>
          </table:table-cell>
          <table:table-cell office:value-type="float" office:value="5340" table:style-name="ce4">
            <text:p>5340</text:p>
          </table:table-cell>
          <table:table-cell/>
        </table:table-row>
        <table:table-row table:style-name="ro1" table:default-cell-style-name="ce2" table:number-rows-repeated="4">
          <table:table-cell table:style-name="ce4" table:number-columns-repeated="4"/>
          <table:table-cell table:style-name="ce4"/>
          <table:table-cell/>
        </table:table-row>
        <table:table-row table:style-name="ro1" table:default-cell-style-name="ce2">
          <table:table-cell office:value-type="string" office:string-value="WOLF 1.0b + WoNeF precision" table:style-name="ce5">
            <text:p>WOLF 1.0b + WoNeF precision</text:p>
          </table:table-cell>
          <table:table-cell table:style-name="ce4" table:number-columns-repeated="3"/>
          <table:table-cell table:style-name="ce4"/>
          <table:table-cell/>
        </table:table-row>
        <table:table-row table:style-name="ro1" table:default-cell-style-name="ce2">
          <table:table-cell table:style-name="ce4"/>
          <table:table-cell office:value-type="string" office:string-value="Merge" table:style-name="ce4">
            <text:p>Merge</text:p>
          </table:table-cell>
          <table:table-cell office:value-type="string" office:string-value="pP" table:style-name="ce4">
            <text:p>pP</text:p>
          </table:table-cell>
          <table:table-cell office:value-type="string" office:string-value="pR" table:style-name="ce4">
            <text:p>pR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 table:default-cell-style-name="ce2">
          <table:table-cell office:value-type="string" office:string-value="Total" table:style-name="ce4">
            <text:p>Total</text:p>
          </table:table-cell>
          <table:table-cell office:value-type="float" office:value="8746" table:style-name="ce4">
            <text:p>8746</text:p>
          </table:table-cell>
          <table:table-cell office:value-type="float" office:value="0.444907925526503" table:style-name="ce6" table:formula="=[.B32]/[.D3]">
            <text:p>44,49%</text:p>
          </table:table-cell>
          <table:table-cell office:value-type="float" office:value="0.0812795063380543" table:style-name="ce6" table:formula="=[.B32]/[.C3]">
            <text:p>8,13%</text:p>
          </table:table-cell>
          <table:table-cell office:value-type="float" office:value="10911" table:style-name="ce4">
            <text:p>10911</text:p>
          </table:table-cell>
          <table:table-cell/>
        </table:table-row>
        <table:table-row table:style-name="ro2" table:default-cell-style-name="ce2">
          <table:table-cell office:value-type="string" office:string-value="n" table:style-name="ce4">
            <text:p>n</text:p>
          </table:table-cell>
          <table:table-cell office:value-type="float" office:value="6437" table:style-name="ce4">
            <text:p>6437</text:p>
          </table:table-cell>
          <table:table-cell office:value-type="float" office:value="0.497411328336295" table:style-name="ce6" table:formula="=[.B33]/[.D4]">
            <text:p>49,74%</text:p>
          </table:table-cell>
          <table:table-cell office:value-type="float" office:value="0.085468837135194" table:style-name="ce6" table:formula="=[.B33]/[.C4]">
            <text:p>8,55%</text:p>
          </table:table-cell>
          <table:table-cell office:value-type="float" office:value="6503" table:style-name="ce4">
            <text:p>6503</text:p>
          </table:table-cell>
          <table:table-cell/>
        </table:table-row>
        <table:table-row table:style-name="ro2" table:default-cell-style-name="ce2">
          <table:table-cell office:value-type="string" office:string-value="v" table:style-name="ce4">
            <text:p>v</text:p>
          </table:table-cell>
          <table:table-cell office:value-type="float" office:value="480" table:style-name="ce4">
            <text:p>480</text:p>
          </table:table-cell>
          <table:table-cell office:value-type="float" office:value="0.264462809917355" table:style-name="ce6" table:formula="=[.B34]/[.D5]">
            <text:p>26,45%</text:p>
          </table:table-cell>
          <table:table-cell office:value-type="float" office:value="0.0261238706868401" table:style-name="ce6" table:formula="=[.B34]/[.C5]">
            <text:p>2,61%</text:p>
          </table:table-cell>
          <table:table-cell office:value-type="float" office:value="1335" table:style-name="ce4">
            <text:p>1335</text:p>
          </table:table-cell>
          <table:table-cell/>
        </table:table-row>
        <table:table-row table:style-name="ro2" table:default-cell-style-name="ce2">
          <table:table-cell office:value-type="string" office:string-value="a" table:style-name="ce4">
            <text:p>a</text:p>
          </table:table-cell>
          <table:table-cell office:value-type="float" office:value="1448" table:style-name="ce4">
            <text:p>1448</text:p>
          </table:table-cell>
          <table:table-cell office:value-type="float" office:value="0.364002011060835" table:style-name="ce6" table:formula="=[.B35]/[.D6]">
            <text:p>36,4%</text:p>
          </table:table-cell>
          <table:table-cell office:value-type="float" office:value="0.133027101515847" table:style-name="ce6" table:formula="=[.B35]/[.C6]">
            <text:p>13,3%</text:p>
          </table:table-cell>
          <table:table-cell office:value-type="float" office:value="2530" table:style-name="ce4">
            <text:p>2530</text:p>
          </table:table-cell>
          <table:table-cell/>
        </table:table-row>
        <table:table-row table:style-name="ro2" table:default-cell-style-name="ce2">
          <table:table-cell office:value-type="string" office:string-value="b" table:style-name="ce4">
            <text:p>b</text:p>
          </table:table-cell>
          <table:table-cell office:value-type="float" office:value="380" table:style-name="ce4">
            <text:p>380</text:p>
          </table:table-cell>
          <table:table-cell office:value-type="float" office:value="0.411700975081257" table:style-name="ce6" table:formula="=[.B36]/[.D7]">
            <text:p>41,17%</text:p>
          </table:table-cell>
          <table:table-cell office:value-type="float" office:value="0.125453945196434" table:style-name="ce6" table:formula="=[.B36]/[.C7]">
            <text:p>12,55%</text:p>
          </table:table-cell>
          <table:table-cell office:value-type="float" office:value="543" table:style-name="ce4">
            <text:p>543</text:p>
          </table:table-cell>
          <table:table-cell/>
        </table:table-row>
        <table:table-row table:style-name="ro1" table:default-cell-style-name="ce2">
          <table:table-cell table:style-name="ce4" table:number-columns-repeated="4"/>
          <table:table-cell table:style-name="ce4"/>
          <table:table-cell/>
        </table:table-row>
        <table:table-row table:style-name="ro1" table:default-cell-style-name="ce2">
          <table:table-cell table:style-name="ce4" table:number-columns-repeated="4"/>
          <table:table-cell table:style-name="ce4"/>
          <table:table-cell/>
        </table:table-row>
        <table:table-row table:style-name="ro1" table:default-cell-style-name="ce2">
          <table:table-cell table:style-name="ce4" table:number-columns-repeated="4"/>
          <table:table-cell table:style-name="ce4"/>
          <table:table-cell/>
        </table:table-row>
        <table:table-row table:style-name="ro1" table:default-cell-style-name="ce2">
          <table:table-cell office:value-type="string" office:string-value="WOLF 1.0b + WoNeF F-score" table:style-name="ce5">
            <text:p>WOLF 1.0b + WoNeF F-score</text:p>
          </table:table-cell>
          <table:table-cell table:style-name="ce4" table:number-columns-repeated="3"/>
          <table:table-cell table:style-name="ce4"/>
          <table:table-cell/>
        </table:table-row>
        <table:table-row table:style-name="ro1" table:default-cell-style-name="ce2">
          <table:table-cell table:style-name="ce4"/>
          <table:table-cell office:value-type="string" office:string-value="Merge" table:style-name="ce4">
            <text:p>Merge</text:p>
          </table:table-cell>
          <table:table-cell office:value-type="string" office:string-value="pP" table:style-name="ce4">
            <text:p>pP</text:p>
          </table:table-cell>
          <table:table-cell office:value-type="string" office:string-value="pR" table:style-name="ce4">
            <text:p>pR</text:p>
          </table:table-cell>
          <table:table-cell office:value-type="string" office:string-value="New" table:style-name="ce4">
            <text:p>New</text:p>
          </table:table-cell>
          <table:table-cell/>
        </table:table-row>
        <table:table-row table:style-name="ro2" table:default-cell-style-name="ce2">
          <table:table-cell office:value-type="string" office:string-value="Total" table:style-name="ce4">
            <text:p>Total</text:p>
          </table:table-cell>
          <table:table-cell office:value-type="string" office:string-value="34352" table:style-name="ce4">
            <text:p>34352</text:p>
          </table:table-cell>
          <table:table-cell office:value-type="float" office:value="0.297664745894892" table:style-name="ce6" table:formula="=[.B42]/[.E3]">
            <text:p>29,77%</text:p>
          </table:table-cell>
          <table:table-cell office:value-type="float" office:value="0.319244637745809" table:style-name="ce6" table:formula="=[.B42]/[.C3]">
            <text:p>31,92%</text:p>
          </table:table-cell>
          <table:table-cell office:value-type="float" office:value="81052" table:style-name="ce4">
            <text:p>81052</text:p>
          </table:table-cell>
          <table:table-cell/>
        </table:table-row>
        <table:table-row table:style-name="ro2" table:default-cell-style-name="ce2">
          <table:table-cell office:value-type="string" office:string-value="n" table:style-name="ce4">
            <text:p>n</text:p>
          </table:table-cell>
          <table:table-cell office:value-type="string" office:string-value="25178" table:style-name="ce4">
            <text:p>25178</text:p>
          </table:table-cell>
          <table:table-cell office:value-type="float" office:value="0.352051231857714" table:style-name="ce6" table:formula="=[.B43]/[.E4]">
            <text:p>35,21%</text:p>
          </table:table-cell>
          <table:table-cell office:value-type="float" office:value="0.334307034548689" table:style-name="ce6" table:formula="=[.B43]/[.C4]">
            <text:p>33,43%</text:p>
          </table:table-cell>
          <table:table-cell office:value-type="float" office:value="46339" table:style-name="ce4">
            <text:p>46339</text:p>
          </table:table-cell>
          <table:table-cell/>
        </table:table-row>
        <table:table-row table:style-name="ro2" table:default-cell-style-name="ce2">
          <table:table-cell office:value-type="string" office:string-value="v" table:style-name="ce4">
            <text:p>v</text:p>
          </table:table-cell>
          <table:table-cell office:value-type="string" office:string-value="2206" table:style-name="ce4">
            <text:p>2206</text:p>
          </table:table-cell>
          <table:table-cell office:value-type="float" office:value="0.168499847234953" table:style-name="ce6" table:formula="=[.B44]/[.E5]">
            <text:p>16,85%</text:p>
          </table:table-cell>
          <table:table-cell office:value-type="float" office:value="0.120060955698269" table:style-name="ce6" table:formula="=[.B44]/[.C5]">
            <text:p>12,01%</text:p>
          </table:table-cell>
          <table:table-cell office:value-type="float" office:value="10886" table:style-name="ce4">
            <text:p>10886</text:p>
          </table:table-cell>
          <table:table-cell/>
        </table:table-row>
        <table:table-row table:style-name="ro2" table:default-cell-style-name="ce2">
          <table:table-cell office:value-type="string" office:string-value="a" table:style-name="ce4">
            <text:p>a</text:p>
          </table:table-cell>
          <table:table-cell office:value-type="string" office:string-value="5782" table:style-name="ce4">
            <text:p>5782</text:p>
          </table:table-cell>
          <table:table-cell office:value-type="float" office:value="0.233023012130738" table:style-name="ce6" table:formula="=[.B45]/[.E6]">
            <text:p>23,3%</text:p>
          </table:table-cell>
          <table:table-cell office:value-type="float" office:value="0.531189710610932" table:style-name="ce6" table:formula="=[.B45]/[.C6]">
            <text:p>53,12%</text:p>
          </table:table-cell>
          <table:table-cell office:value-type="float" office:value="19031" table:style-name="ce4">
            <text:p>19031</text:p>
          </table:table-cell>
          <table:table-cell/>
        </table:table-row>
        <table:table-row table:style-name="ro2" table:default-cell-style-name="ce2">
          <table:table-cell office:value-type="string" office:string-value="b" table:style-name="ce4">
            <text:p>b</text:p>
          </table:table-cell>
          <table:table-cell office:value-type="string" office:string-value="1184" table:style-name="ce4">
            <text:p>1184</text:p>
          </table:table-cell>
          <table:table-cell office:value-type="float" office:value="0.197993311036789" table:style-name="ce6" table:formula="=[.B46]/[.E7]">
            <text:p>19,8%</text:p>
          </table:table-cell>
          <table:table-cell office:value-type="float" office:value="0.390888081875206" table:style-name="ce6" table:formula="=[.B46]/[.C7]">
            <text:p>39,09%</text:p>
          </table:table-cell>
          <table:table-cell office:value-type="float" office:value="4796" table:style-name="ce4">
            <text:p>4796</text:p>
          </table:table-cell>
          <table:table-cell/>
        </table:table-row>
        <table:table-row>
          <table:table-cell table:number-columns-repeated="5"/>
        </table:table-row>
      </table:table>
      <table:table table:name="Feuille 2" table:style-name="ta1">
        <table:table-column table:default-cell-style-name="ce2" table:number-columns-repeated="2"/>
        <table:table-row table:default-cell-style-name="ce2">
          <table:table-cell table:style-name="ce7" table:number-columns-repeated="2"/>
        </table:table-row>
        <table:table-row table:number-rows-repeated="45" table:default-cell-style-name="ce2">
          <table:table-cell table:number-columns-repeated="2"/>
        </table:table-row>
      </table:table>
      <table:table table:name="Feuille 3" table:style-name="ta1">
        <table:table-column table:default-cell-style-name="ce2" table:number-columns-repeated="2"/>
        <table:table-row table:default-cell-style-name="ce2">
          <table:table-cell table:style-name="ce7" table:number-columns-repeated="2"/>
        </table:table-row>
        <table:table-row table:number-rows-repeated="45" table:default-cell-style-name="ce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0.000000000000000pt"/>
    </style:default-style>
    <style:default-style style:family="table-row">
      <style:table-row-properties style:row-height="12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9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fo:border="0pt none #000000" fo:margin="56.693011599999998pt" fo:padding="0.000000000000000pt" fo:page-height="841.891222259999950pt" fo:page-width="595.304968305800003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
   
   <text:sheet-name>???</text:sheet-name> 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 
   
   <text:sheet-name>???</text:sheet-name> 
   
   
   <text:page-number>1</text:page-number> 
 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4</meta:generator>
    <dc:title/>
    <meta:initial-creator>Inconnu</meta:initial-creator>
    <meta:editing-cycles>1</meta:editing-cycles>
    <dc:date>2013-07-12T16:53:46</dc:date>
    <meta:creation-date>2013-07-08T15:40:55</meta:creation-date>
    <dc:creator>Gaël de Chalendar</dc:creator>
  </office:meta>
</office:document-meta>
</file>